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ystem" style:font-pitch="variable"/>
    <style:font-face style:name="Nimbus Sans1" svg:font-family="'Nimbus Sans'" style:font-family-generic="swiss" style:font-pitch="variable"/>
  </office:font-face-decls>
  <office:automatic-styles>
    <style:style style:name="P1" style:family="paragraph" style:parent-style-name="Standard">
      <style:text-properties officeooo:rsid="0002cc75" officeooo:paragraph-rsid="0002cc75"/>
    </style:style>
    <style:style style:name="P2" style:family="paragraph" style:parent-style-name="Standard">
      <style:text-properties officeooo:rsid="0003b304" officeooo:paragraph-rsid="0003b304"/>
    </style:style>
    <style:style style:name="P3" style:family="paragraph" style:parent-style-name="Standard">
      <style:text-properties officeooo:rsid="0005bfe5" officeooo:paragraph-rsid="0005bfe5"/>
    </style:style>
    <style:style style:name="P4" style:family="paragraph" style:parent-style-name="Standard">
      <style:text-properties fo:font-style="normal" officeooo:rsid="0003b304" officeooo:paragraph-rsid="0003b304" style:font-style-asian="normal" style:font-style-complex="normal"/>
    </style:style>
    <style:style style:name="P5" style:family="paragraph" style:parent-style-name="Standard">
      <style:text-properties fo:font-style="normal" officeooo:rsid="00044b6d" officeooo:paragraph-rsid="0003b304" style:font-style-asian="normal" style:font-style-complex="normal"/>
    </style:style>
    <style:style style:name="P6" style:family="paragraph" style:parent-style-name="Standard">
      <style:text-properties fo:font-style="normal" officeooo:rsid="0005bfe5" officeooo:paragraph-rsid="0005bfe5" style:font-style-asian="normal" style:font-style-complex="normal"/>
    </style:style>
    <style:style style:name="T1" style:family="text">
      <style:text-properties officeooo:rsid="0003b30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4b6d" style:font-style-asian="normal" style:font-style-complex="normal"/>
    </style:style>
    <style:style style:name="T5" style:family="text">
      <style:text-properties fo:font-style="normal" officeooo:rsid="0006b57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my name is John Craig and for my project I decided to update a cryptographic filesystem called Project Marutukku, more commonly known as rubberhose.</text:p>
      <text:p text:style-name="P1"/>
      <text:p text:style-name="P1">So for some background on the project; it was originally created by WikiLeaks founders Julian Assange <text:span text:style-name="T1">in 1997, along Suelette Dreyfus and Ralf Weinmann. <text:s/>The original intention was that it would be used by journalists in situations where they had some potentially very sensitive information that needed to be kept secret. For instance if a journalist were operating in a country with an authoritarian government and they received incriminating information about a politician, Marutukku would in theory allow them to avoid divulging this information even if they were apprehended and compelled to do so.</text:span></text:p>
      <text:p text:style-name="P1"/>
      <text:p text:style-name="P2">The way that Marutukku would accomplish this was through deniable encryption. To start off with, a disk would be filled with cryptographically random data, creating what is in Maru terminology called an “extent”. Then, when a user wanted to store data, what would happen is the data would first be encrypted, and then split apart and stored randomly throughout the extent, creating what was called an aspect.</text:p>
      <text:p text:style-name="P2"/>
      <text:p text:style-name="P2">If done correctly, it would be impossible to distinguish whether a given piece of an extent was intelligible encrypted data or just random garbage. Additionally a user could create more than one aspect on the same extent, and there would be no way for an attacker to determine exactly how many of these aspects there were. So the user could create one aspect with unimportant innocuous data, say, their grandma’s cookie recipe, and then if they were ever apprehended, just give up the password to <text:span text:style-name="T2">that </text:span><text:span text:style-name="T3">aspect, leaving their captors unaware of a second extent containing say, state secrets.</text:span></text:p>
      <text:p text:style-name="P4"/>
      <text:p text:style-name="P2"><text:span text:style-name="T3">Now unfortunately </text:span><text:span text:style-name="T4">I was not able to fully resurrect this capability for Marutukku. There were just too many moving parts involved in the aspect creation process, and I couldn’t get it working properly, so what you’ll see me doing here in the demonstration is simply utilizing its standard file encryption functionality to encrypt and decrypt a file. I was able to implement the AES CBC cipher into Marutukku which it previously didn’t have, so that’s the cipher which is being used for this process that you see now.</text:span></text:p>
      <text:p text:style-name="P5"/>
      <text:p text:style-name="P3"><text:span text:style-name="T4">A</text:span><text:span text:style-name="T3">ltogether I wish I had the time to finish updating Marutukku, I think it’s a very interesting project. There was also a Linux kernel module that went along with the program which would have allowed a user to mount an entire aspect as its own filesystem, but unfortunately it was created for version 2.0 of the Linux kernel and there have just been so many changes since then that the whole kernel module would have needed to be rewritten from scratch. I would have also liked to include support for utilizing OpenSSL library ciphers, which would have broadened the scope of options which a user had access to--</text:span></text:p>
      <text:p text:style-name="P6"/>
      <text:p text:style-name="P3"><text:span text:style-name="T3">Although, interestingly there was a version of OpenSSL which actually had a back door created in it by the NSA that allowed them to </text:span><text:span text:style-name="T5">compromise any private keys created with the library, so maybe it’s more in keeping with the original spirit of Marutukku to rely entirely on native implementations in its own binar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ystem" style:font-pitch="variable"/>
    <style:font-face style:name="Nimbus Sans1" svg:font-family="'Nimbus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05:41:55.346298925</meta:creation-date>
    <dc:date>2022-05-13T06:26:55.412294609</dc:date>
    <meta:editing-duration>PT22M48S</meta:editing-duration>
    <meta:editing-cycles>2</meta:editing-cycles>
    <meta:generator>LibreOffice/7.2.6.2$Linux_X86_64 LibreOffice_project/20$Build-2</meta:generator>
    <meta:document-statistic meta:table-count="0" meta:image-count="0" meta:object-count="0" meta:page-count="1" meta:paragraph-count="7" meta:word-count="535" meta:character-count="3195" meta:non-whitespace-character-count="2666"/>
  </office:meta>
</office:document-meta>
</file>